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9"/>
          <table:table-cell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Other parameters may be filled in for more information.</text:p>
          </table:table-cell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3"/>
          <table:table-cell table:style-name="ce31" office:value-type="string" calcext:value-type="string">
            <text:p>Copy and Past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y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5:Sheet1.AMJ71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2-05-08T13:00:26.857925540</dc:date>
    <meta:editing-duration>P9DT23H16M27S</meta:editing-duration>
    <meta:editing-cycles>794</meta:editing-cycles>
    <meta:generator>LibreOffice/7.3.3.2$Linux_X86_64 LibreOffice_project/30$Build-2</meta:generator>
    <meta:document-statistic meta:table-count="1" meta:cell-count="6419" meta:object-count="0"/>
  </office:meta>
</office:document-meta>
</file>